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deTypeDef.setAbstract( boolean abstract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TypeDef.getPropertyDef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odeTypeDef.resetDependenc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TypeDef.setChildNodeDefs( NodeDef [ ] def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odeTypeDef.setMixin( boolean mix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TypeDef.isMix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TypeDef.setPrimaryItemName( Name primaryItem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TypeDef.getChildNodeDef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odeTypeDef.getPrimaryItem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TypeDef.setSupertypes( Name [ ] nam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NodeTypeDef.setName( 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TypeDef.setPropertyDefs( PropDef [ ] def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odeTypeDef.hasOrderableChildNod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TypeDef.isAbstra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TypeDef.NodeTypeDe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NodeTypeDef.setOrderableChildNodes( boolean orderableChildNod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TypeDef.equals( Object obj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NodeTypeDef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TypeDef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NodeTypeDef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TypeDef.getSupertype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odeTypeDef.getDependencies(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4">
            <text:p text:style-name="Table_20_Contents">14</text:p>
          </table:table-cell>
          <table:table-cell office:value-type="float" office:value="34">
            <text:p text:style-name="Table_20_Contents">3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